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 draw:auto-grow-height="false"/>
    </style:style>
    <style:style style:name="gr6" style:family="graphic" style:parent-style-name="standard">
      <style:graphic-properties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5cm" svg:height="2cm" svg:x="4.5cm" svg:y="4cm">
          <text:p text:style-name="P1">ClienteWe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cm" svg:x="18.5cm" svg:y="4cm">
          <text:p text:style-name="P1">Cliente Mon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01cm" svg:height="0.001cm" svg:x="8.833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2cm" svg:x="4.5cm" svg:y="14.5cm">
          <text:p text:style-name="P1">MONO Runtim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2cm" svg:x="4.5cm" svg:y="12cm">
          <text:p text:style-name="P1">XS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cm" svg:height="4.5cm" svg:x="18.5cm" svg:y="9.5cm">
          <text:p text:style-name="P1">ServidorI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2cm" svg:height="4.5cm" svg:x="11.3cm" svg:y="9.5cm">
          <text:p text:style-name="P1">Servidor</text:p>
          <text:p text:style-name="P1">Client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cm" svg:height="2cm" svg:x="4.5cm" svg:y="9.5cm">
          <text:p text:style-name="P1">Web Servi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4.5cm" svg:y="11.4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4.5cm" svg:y="12.5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cm" svg:x="14.5cm" svg:y="10.2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1cm" svg:x="9.4cm" svg:y="10cm">
          <text:p/>
          <draw:enhanced-geometry svg:viewBox="0 0 21600 21600" draw:text-areas="?f5 ?f1 ?f6 ?f3" draw:type="left-right-arrow" draw:modifiers="4376.14128623792 6689.3106893106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3.5cm" svg:height="1cm" draw:transform="rotate (1.5707963267946) translate (6.5cm 9.5cm)">
          <text:p/>
          <draw:enhanced-geometry svg:viewBox="0 0 21600 21600" draw:text-areas="?f5 ?f1 ?f6 ?f3" draw:type="left-right-arrow" draw:modifiers="2860.16440790935 7660.339660339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2cm" svg:height="0.751cm" svg:x="16.8cm" svg:y="10.249cm">
          <text:p/>
          <draw:enhanced-geometry svg:viewBox="0 0 21600 21600" draw:text-areas="?f5 ?f1 ?f6 ?f3" draw:type="left-right-arrow" draw:modifiers="4376.14128623792 6689.3106893106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2cm" svg:height="0.751cm" svg:x="16.8cm" svg:y="11.45cm">
          <text:p/>
          <draw:enhanced-geometry svg:viewBox="0 0 21600 21600" draw:text-areas="?f5 ?f1 ?f6 ?f3" draw:type="left-right-arrow" draw:modifiers="4376.14128623792 6689.3106893106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2cm" svg:height="0.751cm" svg:x="16.8cm" svg:y="12.551cm">
          <text:p/>
          <draw:enhanced-geometry svg:viewBox="0 0 21600 21600" draw:text-areas="?f5 ?f1 ?f6 ?f3" draw:type="left-right-arrow" draw:modifiers="4376.14128623792 6689.3106893106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3.5cm" svg:height="1cm" draw:transform="rotate (1.5707963267946) translate (20.5cm 9.5cm)">
          <text:p/>
          <draw:enhanced-geometry svg:viewBox="0 0 21600 21600" draw:text-areas="?f5 ?f1 ?f6 ?f3" draw:type="left-right-arrow" draw:modifiers="2860.16440790935 7660.339660339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Luis Larrateguy</meta:initial-creator>
    <meta:creation-date>2007-09-09T13:04:38</meta:creation-date>
    <dc:creator>Milton Pividori</dc:creator>
    <dc:date>2007-09-11T18:03:04</dc:date>
    <dc:language>es-AR</dc:language>
    <meta:editing-cycles>4</meta:editing-cycles>
    <meta:editing-duration>PT17M34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